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map style:condition="cell-content()!=&quot;&quot;" style:apply-style-name="Senza_20_nome2" style:base-cell-address="Foglio1.B2"/>
      <style:map style:condition="cell-content()=&quot;&quot;" style:apply-style-name="Senza_20_nome3" style:base-cell-address="Foglio1.B2"/>
    </style:style>
    <style:style style:name="ce6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mm"/>
      <style:map style:condition="cell-content()!=&quot;&quot;" style:apply-style-name="Senza_20_nome2" style:base-cell-address="Foglio1.B5"/>
      <style:map style:condition="cell-content()=&quot;&quot;" style:apply-style-name="Senza_20_nome3" style:base-cell-address="Foglio1.B5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2" table:default-cell-style-name="ce5"/>
        <table:table-column table:style-name="co1" table:number-columns-repeated="2" table:default-cell-style-name="ce5"/>
        <table:table-row table:style-name="ro1">
          <table:table-cell table:style-name="Default"/>
          <table:table-cell table:style-name="ce1" office:value-type="string" calcext:value-type="string">
            <text:p>c2, g05</text:p>
          </table:table-cell>
          <table:table-cell table:style-name="ce1" office:value-type="string" calcext:value-type="string">
            <text:p>c2,g2</text:p>
          </table:table-cell>
          <table:table-cell table:style-name="ce1" office:value-type="string" calcext:value-type="string">
            <text:p>c4, g05</text:p>
          </table:table-cell>
          <table:table-cell table:style-name="ce1" office:value-type="string" calcext:value-type="string">
            <text:p>c4, g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percentage" office:value="0.708885" calcext:value-type="percentage">
            <text:p>70,8885%</text:p>
          </table:table-cell>
          <table:table-cell office:value-type="percentage" office:value="0.465754" calcext:value-type="percentage">
            <text:p>46,5754%</text:p>
          </table:table-cell>
          <table:table-cell office:value-type="percentage" office:value="0.702263" calcext:value-type="percentage">
            <text:p>70,2263%</text:p>
          </table:table-cell>
          <table:table-cell office:value-type="percentage" office:value="0.464988" calcext:value-type="percentage">
            <text:p>46,498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709333" calcext:value-type="percentage">
            <text:p>70,9333%</text:p>
          </table:table-cell>
          <table:table-cell office:value-type="percentage" office:value="0.469925" calcext:value-type="percentage">
            <text:p>46,9925%</text:p>
          </table:table-cell>
          <table:table-cell office:value-type="percentage" office:value="0.704329" calcext:value-type="percentage">
            <text:p>70,4329%</text:p>
          </table:table-cell>
          <table:table-cell office:value-type="percentage" office:value="0.468613" calcext:value-type="percentage">
            <text:p>46,861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716885" calcext:value-type="percentage">
            <text:p>71,6885%</text:p>
          </table:table-cell>
          <table:table-cell office:value-type="percentage" office:value="0.476769" calcext:value-type="percentage">
            <text:p>47,6769%</text:p>
          </table:table-cell>
          <table:table-cell office:value-type="percentage" office:value="0.710331" calcext:value-type="percentage">
            <text:p>71,0331%</text:p>
          </table:table-cell>
          <table:table-cell office:value-type="percentage" office:value="0.475543" calcext:value-type="percentage">
            <text:p>47,554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percentage" office:value="0.706334" calcext:value-type="percentage">
            <text:p>70,6334%</text:p>
          </table:table-cell>
          <table:table-cell office:value-type="percentage" office:value="0.469632" calcext:value-type="percentage">
            <text:p>46,9632%</text:p>
          </table:table-cell>
          <table:table-cell office:value-type="percentage" office:value="0.700268" calcext:value-type="percentage">
            <text:p>70,0268%</text:p>
          </table:table-cell>
          <table:table-cell office:value-type="percentage" office:value="0.468816" calcext:value-type="percentage">
            <text:p>46,881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699525" calcext:value-type="percentage">
            <text:p>69,9525%</text:p>
          </table:table-cell>
          <table:table-cell office:value-type="percentage" office:value="0.455119" calcext:value-type="percentage">
            <text:p>45,5119%</text:p>
          </table:table-cell>
          <table:table-cell office:value-type="percentage" office:value="0.693385" calcext:value-type="percentage">
            <text:p>69,3385%</text:p>
          </table:table-cell>
          <table:table-cell office:value-type="percentage" office:value="0.454401" calcext:value-type="percentage">
            <text:p>45,4401%</text:p>
          </table:table-cell>
        </table:table-row>
        <table:table-row table:style-name="ro1">
          <table:table-cell table:style-name="Default"/>
          <table:table-cell table:style-name="ce8" table:formula="of:=AVERAGE([.B2:.B6])" office:value-type="percentage" office:value="0.7081924" calcext:value-type="percentage">
            <text:p>70,82%</text:p>
          </table:table-cell>
          <table:table-cell table:style-name="ce8" table:formula="of:=AVERAGE([.C2:.C6])" office:value-type="percentage" office:value="0.4674398" calcext:value-type="percentage">
            <text:p>46,74%</text:p>
          </table:table-cell>
          <table:table-cell table:style-name="ce8" table:formula="of:=AVERAGE([.D2:.D6])" office:value-type="percentage" office:value="0.7021152" calcext:value-type="percentage">
            <text:p>70,21%</text:p>
          </table:table-cell>
          <table:table-cell table:style-name="ce8" table:formula="of:=AVERAGE([.E2:.E6])" office:value-type="percentage" office:value="0.4664722" calcext:value-type="percentage">
            <text:p>46,65%</text:p>
          </table:table-cell>
        </table:table-row>
        <table:table-row table:style-name="ro1">
          <table:table-cell table:style-name="Default"/>
          <table:table-cell table:style-name="ce10" table:formula="of:=STDEV([.B2:.B6])" office:value-type="float" office:value="0.0062433851234727" calcext:value-type="float">
            <text:p>0,0062</text:p>
          </table:table-cell>
          <table:table-cell table:style-name="ce10" table:formula="of:=STDEV([.C2:.C6])" office:value-type="float" office:value="0.00794764063732126" calcext:value-type="float">
            <text:p>0,0079</text:p>
          </table:table-cell>
          <table:table-cell table:style-name="ce10" table:formula="of:=STDEV([.D2:.D6])" office:value-type="float" office:value="0.0061654412818549" calcext:value-type="float">
            <text:p>0,0062</text:p>
          </table:table-cell>
          <table:table-cell table:style-name="ce10" table:formula="of:=STDEV([.E2:.E6])" office:value-type="float" office:value="0.00775036377855904" calcext:value-type="float">
            <text:p>0,0078</text:p>
          </table:table-cell>
        </table:table-row>
        <calcext:conditional-formats>
          <calcext:conditional-format calcext:target-range-address="Foglio1.C2:Foglio1.E6 Foglio1.B2:Foglio1.B4 Foglio1.B6:Foglio1.B6">
            <calcext:condition calcext:apply-style-name="Senza nome2" calcext:value="!=&quot;&quot;" calcext:base-cell-address="Foglio1.B2"/>
            <calcext:condition calcext:apply-style-name="Senza nome3" calcext:value="=&quot;&quot;" calcext:base-cell-address="Foglio1.B2"/>
          </calcext:conditional-format>
          <calcext:conditional-format calcext:target-range-address="Foglio1.B5:Foglio1.B5">
            <calcext:condition calcext:apply-style-name="Senza nome2" calcext:value="!=&quot;&quot;" calcext:base-cell-address="Foglio1.B5"/>
            <calcext:condition calcext:apply-style-name="Senza nome3" calcext:value="=&quot;&quot;" calcext:base-cell-address="Foglio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5" loext:min-decimal-places="5" number:min-integer-digits="1" number:grouping="true"/>
    </number:number-style>
    <number:number-style style:name="N107">
      <number:number number:decimal-places="6" loext:min-decimal-places="6" number:min-integer-digits="1" number:grouping="true"/>
    </number:number-style>
    <number:number-style style:name="N108">
      <number:number number:decimal-places="7" loext:min-decimal-places="7" number:min-integer-digits="1" number:grouping="true"/>
    </number:number-style>
    <number:percentage-style style:name="N109">
      <number:number number:decimal-places="3" loext:min-decimal-places="3" number:min-integer-digits="1"/>
      <number:text>%</number:text>
    </number:percentage-style>
    <number:percentage-style style:name="N110">
      <number:number number:decimal-places="4" loext:min-decimal-places="4" number:min-integer-digits="1"/>
      <number:text>%</number:text>
    </number:percentage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nza_20_nome1" style:display-name="Senza nome1" style:family="table-cell" style:parent-style-name="Default">
      <style:table-cell-properties fo:background-color="#c2e0ae" loext:vertical-justify="auto"/>
      <style:paragraph-properties css3t:text-justify="auto"/>
    </style:style>
    <style:style style:name="Senza_20_nome2" style:display-name="Senza nome2" style:family="table-cell" style:parent-style-name="Default">
      <style:table-cell-properties fo:background-color="#c2e0ae"/>
    </style:style>
    <style:style style:name="Senza_20_nome3" style:display-name="Senza nome3" style:family="table-cell" style:parent-style-name="Default">
      <style:table-cell-properties fo:background-color="#f7a19a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08:46:02.84356604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4:49:53.003907526</meta:creation-date>
    <dc:date>2020-12-04T12:24:28.963915667</dc:date>
    <meta:editing-duration>PT14H35M48S</meta:editing-duration>
    <meta:editing-cycles>13</meta:editing-cycles>
    <meta:generator>LibreOffice/6.0.7.3$Linux_X86_64 LibreOffice_project/00m0$Build-3</meta:generator>
    <meta:document-statistic meta:table-count="1" meta:cell-count="37" meta:object-count="0"/>
  </office:meta>
</office:document-meta>
</file>